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6e40d2e"/>
    </style:style>
    <style:style style:name="P4" style:family="paragraph" style:parent-style-name="Text_20_body">
      <style:text-properties officeooo:paragraph-rsid="06f445c5"/>
    </style:style>
    <style:style style:name="P5" style:family="paragraph" style:parent-style-name="Text_20_body">
      <style:text-properties officeooo:rsid="06ea380e" officeooo:paragraph-rsid="06ea380e"/>
    </style:style>
    <style:style style:name="P6" style:family="paragraph" style:parent-style-name="Text_20_body">
      <style:text-properties officeooo:rsid="06f7a467" officeooo:paragraph-rsid="06f7a467"/>
    </style:style>
    <style:style style:name="P7" style:family="paragraph" style:parent-style-name="Heading_20_2">
      <style:text-properties officeooo:paragraph-rsid="06ea380e"/>
    </style:style>
    <style:style style:name="P8" style:family="paragraph" style:parent-style-name="Heading_20_2">
      <style:text-properties fo:font-weight="normal" officeooo:paragraph-rsid="06e40d2e" style:font-weight-asian="normal" style:font-weight-complex="normal"/>
    </style:style>
    <style:style style:name="P9" style:family="paragraph" style:parent-style-name="Standard">
      <style:text-properties fo:color="#000000" loext:opacity="100%" style:font-name="Monospace" fo:font-size="12pt" fo:font-style="italic" fo:font-weight="normal" officeooo:rsid="06d3243a" officeooo:paragraph-rsid="06e2fa61" style:font-name-asian="Noto Sans CJK SC Regular" style:font-size-asian="10.5pt" style:font-style-asian="italic" style:font-weight-asian="normal" style:font-name-complex="David CLM" style:font-size-complex="16pt" style:font-style-complex="italic" style:font-weight-complex="normal"/>
    </style:style>
    <style:style style:name="P10" style:family="paragraph" style:parent-style-name="Standard">
      <style:text-properties officeooo:rsid="06e2fa61" officeooo:paragraph-rsid="06e2fa61"/>
    </style:style>
    <style:style style:name="P11" style:family="paragraph" style:parent-style-name="Standard">
      <style:paragraph-properties fo:text-align="end" style:justify-single-word="false" style:writing-mode="rl-tb"/>
      <style:text-properties fo:font-size="12pt" fo:font-style="normal" officeooo:rsid="06eee63b" officeooo:paragraph-rsid="06eee63b" style:font-size-asian="12pt" style:font-style-asian="normal" style:font-size-complex="12pt" style:font-style-complex="normal"/>
    </style:style>
    <style:style style:name="P12" style:family="paragraph" style:parent-style-name="Heading_20_1">
      <style:paragraph-properties fo:line-height="100%"/>
      <style:text-properties officeooo:rsid="04af6545" officeooo:paragraph-rsid="04af6545"/>
    </style:style>
    <style:style style:name="P13" style:family="paragraph" style:parent-style-name="Heading_20_2">
      <style:text-properties officeooo:paragraph-rsid="06ea380e"/>
    </style:style>
    <style:style style:name="P14" style:family="paragraph" style:parent-style-name="Heading_20_2">
      <style:text-properties officeooo:paragraph-rsid="06f445c5"/>
    </style:style>
    <style:style style:name="P15" style:family="paragraph" style:parent-style-name="Heading_20_2">
      <style:text-properties officeooo:rsid="06cb5f31" officeooo:paragraph-rsid="07160432" style:font-size-asian="12pt"/>
    </style:style>
    <style:style style:name="P16" style:family="paragraph" style:parent-style-name="Heading_20_2">
      <style:text-properties officeooo:paragraph-rsid="070a0b2e"/>
    </style:style>
    <style:style style:name="P17" style:family="paragraph" style:parent-style-name="Heading_20_2">
      <style:text-properties officeooo:paragraph-rsid="07160432"/>
    </style:style>
    <style:style style:name="P18" style:family="paragraph" style:parent-style-name="Heading_20_2">
      <style:text-properties officeooo:paragraph-rsid="07196b09"/>
    </style:style>
    <style:style style:name="P19" style:family="paragraph" style:parent-style-name="Heading_20_2">
      <style:paragraph-properties fo:text-align="end" style:justify-single-word="false" style:writing-mode="rl-tb"/>
      <style:text-properties officeooo:paragraph-rsid="071519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6eee63b" officeooo:paragraph-rsid="06eee63b" style:font-size-asian="12pt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6eee63b" officeooo:paragraph-rsid="0710ba64" style:font-size-asian="12pt"/>
    </style:style>
    <style:style style:name="P22" style:family="paragraph" style:parent-style-name="Standard">
      <style:text-properties officeooo:paragraph-rsid="070edc4d"/>
    </style:style>
    <style:style style:name="P23" style:family="paragraph" style:parent-style-name="Text_20_body" style:list-style-name="L1">
      <style:text-properties officeooo:rsid="06ea380e" officeooo:paragraph-rsid="06ea380e"/>
    </style:style>
    <style:style style:name="P24" style:family="paragraph" style:parent-style-name="Text_20_body">
      <style:text-properties officeooo:paragraph-rsid="06ebb47e"/>
    </style:style>
    <style:style style:name="P25" style:family="paragraph" style:parent-style-name="Text_20_body">
      <style:text-properties style:font-name="Monospace" fo:language="en" fo:country="US" officeooo:rsid="0695f351" officeooo:paragraph-rsid="06f445c5" style:font-size-asian="10.5pt" style:font-name-complex="David CLM" style:font-weight-complex="normal"/>
    </style:style>
    <style:style style:name="P26" style:family="paragraph" style:parent-style-name="Text_20_body">
      <style:text-properties officeooo:rsid="06c71229" officeooo:paragraph-rsid="070a0b2e"/>
    </style:style>
    <style:style style:name="P27" style:family="paragraph" style:parent-style-name="Text_20_body">
      <style:text-properties officeooo:rsid="069bde80" officeooo:paragraph-rsid="07196b09"/>
    </style:style>
    <style:style style:name="P28" style:family="paragraph" style:parent-style-name="Text_20_body">
      <style:text-properties officeooo:paragraph-rsid="070a0b2e"/>
    </style:style>
    <style:style style:name="P29" style:family="paragraph" style:parent-style-name="Text_20_body">
      <style:paragraph-properties fo:line-height="100%"/>
      <style:text-properties officeooo:paragraph-rsid="06e40d2e"/>
    </style:style>
    <style:style style:name="P30" style:family="paragraph" style:parent-style-name="Text_20_body">
      <style:text-properties officeooo:paragraph-rsid="07151935"/>
    </style:style>
    <style:style style:name="P31" style:family="paragraph" style:parent-style-name="Text_20_body">
      <style:text-properties officeooo:rsid="07151935" officeooo:paragraph-rsid="07151935"/>
    </style:style>
    <style:style style:name="P32" style:family="paragraph" style:parent-style-name="Text_20_body">
      <style:text-properties officeooo:rsid="06cb5f31" officeooo:paragraph-rsid="07151935" style:font-size-asian="12pt"/>
    </style:style>
    <style:style style:name="P33" style:family="paragraph" style:parent-style-name="Text_20_body">
      <style:text-properties officeooo:rsid="06d1e70e" officeooo:paragraph-rsid="07160432"/>
    </style:style>
    <style:style style:name="P34" style:family="paragraph" style:parent-style-name="Text_20_body">
      <style:text-properties officeooo:paragraph-rsid="07160432"/>
    </style:style>
    <style:style style:name="P35" style:family="paragraph" style:parent-style-name="Text_20_body">
      <style:text-properties officeooo:paragraph-rsid="07196b09"/>
    </style:style>
    <style:style style:name="P36" style:family="paragraph" style:parent-style-name="Text_20_body">
      <style:paragraph-properties fo:text-align="end" style:justify-single-word="false" style:writing-mode="rl-tb"/>
      <style:text-properties officeooo:paragraph-rsid="070a0b2e"/>
    </style:style>
    <style:style style:name="P37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69bde80" officeooo:paragraph-rsid="07196b09" style:font-size-asian="10.5pt" style:font-name-complex="David CLM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loext:opacity="100%" style:font-name="Monospace" fo:font-size="12pt" fo:font-style="normal" fo:font-weight="normal" officeooo:rsid="0692965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e2fa6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fb909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853da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70a0b2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712e4e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715193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6d1e70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716043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7196b0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officeooo:rsid="06e40d2e" style:font-name-asian="Noto Sans CJK SC Regular" style:font-size-asian="12pt" style:font-style-asian="normal" style:font-name-complex="Nachlieli CLM1" style:font-size-complex="16pt" style:font-style-complex="normal"/>
    </style:style>
    <style:style style:name="T17" style:family="text">
      <style:text-properties fo:color="#000000" loext:opacity="100%" style:font-name="Monospace" fo:font-size="12pt" fo:language="en" fo:country="US" fo:font-style="normal" fo:font-weight="normal" officeooo:rsid="06ea380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language="en" fo:country="US" fo:font-style="normal" fo:font-weight="normal" officeooo:rsid="06fb909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9" style:family="text">
      <style:text-properties fo:color="#000000" loext:opacity="100%" style:font-name="Monospace" fo:font-size="12pt" fo:language="en" fo:country="US" fo:font-style="normal" fo:font-weight="normal" officeooo:rsid="06b30e6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0" style:family="text">
      <style:text-properties fo:color="#000000" loext:opacity="100%" style:font-name="Monospace" fo:font-size="12pt" fo:language="en" fo:country="US" fo:font-style="normal" fo:font-weight="normal" officeooo:rsid="06e7d55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1" style:family="text">
      <style:text-properties fo:color="#000000" loext:opacity="100%" style:font-name="Monospace" fo:font-size="12pt" fo:language="en" fo:country="US" fo:font-style="normal" fo:font-weight="normal" officeooo:rsid="06cb5f3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2" style:family="text">
      <style:text-properties fo:color="#000000" loext:opacity="100%" style:font-name="Monospace" fo:font-size="12pt" fo:language="en" fo:country="US" fo:font-style="normal" fo:font-weight="normal" officeooo:rsid="06853da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3" style:family="text">
      <style:text-properties fo:color="#000000" loext:opacity="100%" style:font-name="Monospace" fo:font-size="12pt" fo:language="en" fo:country="US" fo:font-style="normal" fo:font-weight="normal" officeooo:rsid="06f8bf34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24" style:family="text">
      <style:text-properties fo:color="#000000" loext:opacity="100%" style:font-name="Monospace" fo:font-size="12pt" fo:language="en" fo:country="US" fo:font-style="normal" fo:font-weight="normal" officeooo:rsid="06d1e70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5" style:family="text">
      <style:text-properties style:font-name="Monospace" fo:language="en" fo:country="US" style:font-size-asian="10.5pt" style:font-name-complex="David CLM" style:font-weight-complex="normal"/>
    </style:style>
    <style:style style:name="T26" style:family="text">
      <style:text-properties style:font-name="Monospace" fo:language="en" fo:country="US" officeooo:rsid="0692fed4" style:font-size-asian="10.5pt" style:font-name-complex="David CLM" style:font-weight-complex="normal"/>
    </style:style>
    <style:style style:name="T27" style:family="text">
      <style:text-properties style:font-name="Monospace" fo:language="en" fo:country="US" officeooo:rsid="0693b5ad" style:font-size-asian="10.5pt" style:font-name-complex="David CLM" style:font-weight-complex="normal"/>
    </style:style>
    <style:style style:name="T28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29" style:family="text">
      <style:text-properties style:font-name="Monospace" fo:language="en" fo:country="US" officeooo:rsid="0695f351" style:font-size-asian="10.5pt" style:font-name-complex="David CLM" style:font-weight-complex="normal"/>
    </style:style>
    <style:style style:name="T30" style:family="text">
      <style:text-properties style:font-name="Monospace" fo:language="en" fo:country="US" officeooo:rsid="06f8bf34" style:font-size-asian="10.5pt" style:font-name-complex="David CLM" style:font-weight-complex="normal"/>
    </style:style>
    <style:style style:name="T31" style:family="text">
      <style:text-properties style:font-name="Monospace" fo:language="en" fo:country="US" officeooo:rsid="06f9e1d0" style:font-size-asian="10.5pt" style:font-name-complex="David CLM" style:font-weight-complex="normal"/>
    </style:style>
    <style:style style:name="T32" style:family="text">
      <style:text-properties style:font-name="Monospace" fo:language="en" fo:country="US" officeooo:rsid="06c8a511" style:font-size-asian="10.5pt" style:font-name-complex="David CLM" style:font-weight-complex="normal"/>
    </style:style>
    <style:style style:name="T33" style:family="text">
      <style:text-properties style:font-name="Monospace" fo:language="en" fo:country="US" officeooo:rsid="06cca0f2" style:font-size-asian="10.5pt" style:font-name-complex="David CLM" style:font-weight-complex="normal"/>
    </style:style>
    <style:style style:name="T34" style:family="text">
      <style:text-properties style:font-name="Monospace" fo:language="en" fo:country="US" officeooo:rsid="069dfcfb" style:font-size-asian="10.5pt" style:font-name-complex="David CLM" style:font-weight-complex="normal"/>
    </style:style>
    <style:style style:name="T35" style:family="text">
      <style:text-properties style:font-name="Monospace" fo:language="en" fo:country="US" officeooo:rsid="06cb5f31" style:font-size-asian="10.5pt" style:font-name-complex="David CLM" style:font-weight-complex="normal"/>
    </style:style>
    <style:style style:name="T36" style:family="text">
      <style:text-properties style:font-name="Monospace" fo:language="en" fo:country="US" fo:font-style="italic" officeooo:rsid="0695d5d1" style:font-size-asian="10.5pt" style:font-style-asian="italic" style:font-name-complex="David CLM" style:font-style-complex="italic" style:font-weight-complex="normal"/>
    </style:style>
    <style:style style:name="T37" style:family="text">
      <style:text-properties style:font-name="Monospace" style:font-size-asian="10.5pt" style:font-name-complex="David CLM" style:font-weight-complex="normal"/>
    </style:style>
    <style:style style:name="T38" style:family="text">
      <style:text-properties style:font-name="Monospace" officeooo:rsid="06f88727" style:font-size-asian="10.5pt" style:font-name-complex="David CLM" style:font-weight-complex="normal"/>
    </style:style>
    <style:style style:name="T39" style:family="text">
      <style:text-properties style:font-name="Monospace" officeooo:rsid="06c71229" style:font-size-asian="10.5pt" style:font-name-complex="David CLM" style:font-weight-complex="normal"/>
    </style:style>
    <style:style style:name="T40" style:family="text">
      <style:text-properties style:font-name="Monospace" officeooo:rsid="068311cf" style:font-size-asian="10.5pt" style:font-name-complex="David CLM" style:font-weight-complex="normal"/>
    </style:style>
    <style:style style:name="T41" style:family="text">
      <style:text-properties style:font-name="Monospace" officeooo:rsid="06853da4" style:font-size-asian="10.5pt" style:font-name-complex="David CLM" style:font-weight-complex="normal"/>
    </style:style>
    <style:style style:name="T42" style:family="text">
      <style:text-properties style:font-name="Monospace" officeooo:rsid="069e9e2a" style:font-size-asian="10.5pt" style:font-name-complex="David CLM" style:font-weight-complex="normal"/>
    </style:style>
    <style:style style:name="T43" style:family="text">
      <style:text-properties style:font-name="Monospace" officeooo:rsid="070c0ca4" style:font-size-asian="10.5pt" style:font-name-complex="David CLM" style:font-weight-complex="normal"/>
    </style:style>
    <style:style style:name="T44" style:family="text">
      <style:text-properties style:font-name="Monospace" officeooo:rsid="070ef600" style:font-size-asian="10.5pt" style:font-name-complex="David CLM" style:font-weight-complex="normal"/>
    </style:style>
    <style:style style:name="T45" style:family="text">
      <style:text-properties style:font-name="Monospace" officeooo:rsid="0710ba64" style:font-size-asian="10.5pt" style:font-name-complex="David CLM" style:font-weight-complex="normal"/>
    </style:style>
    <style:style style:name="T46" style:family="text">
      <style:text-properties style:font-name="Monospace" officeooo:rsid="0718b30e" style:font-size-asian="10.5pt" style:font-name-complex="David CLM" style:font-weight-complex="normal"/>
    </style:style>
    <style:style style:name="T47" style:family="text">
      <style:text-properties style:font-name="Monospace" fo:language="en" fo:country="US" style:font-size-asian="10.5pt" style:font-name-complex="David CLM" style:font-weight-complex="normal"/>
    </style:style>
    <style:style style:name="T48" style:family="text">
      <style:text-properties style:font-name="Monospace" fo:language="en" fo:country="US" officeooo:rsid="070ef600" style:font-size-asian="10.5pt" style:font-name-complex="David CLM" style:font-weight-complex="normal"/>
    </style:style>
    <style:style style:name="T49" style:family="text">
      <style:text-properties style:font-name="Monospace" fo:language="en" fo:country="US" officeooo:rsid="07151935" style:font-size-asian="10.5pt" style:font-name-complex="David CLM" style:font-weight-complex="normal"/>
    </style:style>
    <style:style style:name="T50" style:family="text">
      <style:text-properties style:font-name="Monospace" fo:language="en" fo:country="US" officeooo:rsid="06d1e70e" style:font-size-asian="10.5pt" style:font-name-complex="David CLM" style:font-weight-complex="normal"/>
    </style:style>
    <style:style style:name="T51" style:family="text">
      <style:text-properties style:font-name="Monospace" fo:language="en" fo:country="US" officeooo:rsid="06d383f2" style:font-size-asian="10.5pt" style:font-name-complex="David CLM" style:font-weight-complex="normal"/>
    </style:style>
    <style:style style:name="T52" style:family="text">
      <style:text-properties style:font-name="Monospace" fo:language="en" fo:country="US" fo:font-weight="normal" officeooo:rsid="06d4b7c3" style:font-size-asian="10.5pt" style:font-weight-asian="normal" style:font-name-complex="David CLM" style:font-weight-complex="normal"/>
    </style:style>
    <style:style style:name="T53" style:family="text">
      <style:text-properties style:font-name="Monospace" fo:language="en" fo:country="US" fo:font-weight="normal" officeooo:rsid="06d40058" style:font-size-asian="10.5pt" style:font-weight-asian="normal" style:font-name-complex="David CLM" style:font-weight-complex="normal"/>
    </style:style>
    <style:style style:name="T54" style:family="text">
      <style:text-properties style:font-name="Monospace" fo:font-style="italic" officeooo:rsid="070c0ca4" style:font-size-asian="10.5pt" style:font-style-asian="italic" style:font-name-complex="David CLM" style:font-style-complex="italic" style:font-weight-complex="normal"/>
    </style:style>
    <style:style style:name="T55" style:family="text">
      <style:text-properties style:font-name="Monospace" fo:font-style="normal" officeooo:rsid="070c0ca4" style:font-size-asian="10.5pt" style:font-style-asian="normal" style:font-name-complex="David CLM" style:font-style-complex="normal" style:font-weight-complex="normal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ize="12pt" fo:font-style="normal" style:font-style-asian="normal" style:font-size-complex="12pt" style:font-style-complex="normal"/>
    </style:style>
    <style:style style:name="T58" style:family="text">
      <style:text-properties fo:font-size="12pt" fo:font-style="normal" officeooo:rsid="06ef36a0" style:font-style-asian="normal" style:font-size-complex="12pt" style:font-style-complex="normal"/>
    </style:style>
    <style:style style:name="T59" style:family="text">
      <style:text-properties fo:font-size="12pt" fo:font-style="normal" officeooo:rsid="06e2fa61" style:font-style-asian="normal" style:font-size-complex="12pt" style:font-style-complex="normal"/>
    </style:style>
    <style:style style:name="T60" style:family="text">
      <style:text-properties fo:font-size="12pt" fo:font-style="normal" officeooo:rsid="0710ba64" style:font-style-asian="normal" style:font-size-complex="12pt" style:font-style-complex="normal"/>
    </style:style>
    <style:style style:name="T61" style:family="text">
      <style:text-properties fo:font-size="12pt" fo:font-style="normal" officeooo:rsid="06e2fa61" style:font-size-asian="12pt" style:font-style-asian="normal" style:font-size-complex="12pt" style:font-style-complex="normal"/>
    </style:style>
    <style:style style:name="T62" style:family="text">
      <style:text-properties fo:font-size="12pt" fo:font-style="normal" fo:font-weight="bold" officeooo:rsid="0710ba64" style:font-style-asian="normal" style:font-weight-asian="bold" style:font-size-complex="12pt" style:font-style-complex="normal" style:font-weight-complex="bold"/>
    </style:style>
    <style:style style:name="T63" style:family="text">
      <style:text-properties fo:font-size="12pt" fo:language="en" fo:country="US" fo:font-style="normal" officeooo:rsid="0710ba64" style:font-style-asian="normal" style:font-size-complex="12pt" style:font-style-complex="normal"/>
    </style:style>
    <style:style style:name="T64" style:family="text">
      <style:text-properties officeooo:rsid="04af6545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officeooo:rsid="06ebb47e"/>
    </style:style>
    <style:style style:name="T67" style:family="text">
      <style:text-properties officeooo:rsid="06ecb14f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6e40d2e" style:font-weight-asian="normal" style:font-weight-complex="normal"/>
    </style:style>
    <style:style style:name="T70" style:family="text">
      <style:text-properties officeooo:rsid="06e2fa61"/>
    </style:style>
    <style:style style:name="T71" style:family="text">
      <style:text-properties officeooo:rsid="06f445c5"/>
    </style:style>
    <style:style style:name="T72" style:family="text">
      <style:text-properties officeooo:rsid="06f4afdd"/>
    </style:style>
    <style:style style:name="T73" style:family="text">
      <style:text-properties officeooo:rsid="06f5382b"/>
    </style:style>
    <style:style style:name="T74" style:family="text">
      <style:text-properties officeooo:rsid="06ea380e"/>
    </style:style>
    <style:style style:name="T75" style:family="text">
      <style:text-properties officeooo:rsid="069dfcfb"/>
    </style:style>
    <style:style style:name="T76" style:family="text">
      <style:text-properties officeooo:rsid="06e7d559"/>
    </style:style>
    <style:style style:name="T77" style:family="text">
      <style:text-properties officeooo:rsid="06e8dea4"/>
    </style:style>
    <style:style style:name="T78" style:family="text">
      <style:text-properties officeooo:rsid="06cb5f31"/>
    </style:style>
    <style:style style:name="T79" style:family="text">
      <style:text-properties fo:language="en" fo:country="US"/>
    </style:style>
    <style:style style:name="T80" style:family="text">
      <style:text-properties fo:language="en" fo:country="US" officeooo:rsid="0713e2a5"/>
    </style:style>
    <style:style style:name="T81" style:family="text">
      <style:text-properties fo:language="en" fo:country="US" fo:font-weight="bold" officeooo:rsid="06d1e70e" style:font-weight-asian="bold" style:font-weight-complex="bold"/>
    </style:style>
    <style:style style:name="T82" style:family="text">
      <style:text-properties fo:language="en" fo:country="US" fo:font-weight="bold" officeooo:rsid="06d40058" style:font-weight-asian="bold" style:font-weight-complex="bold"/>
    </style:style>
    <style:style style:name="T83" style:family="text">
      <style:text-properties fo:language="en" fo:country="US" fo:font-weight="normal" officeooo:rsid="06d40058" style:font-weight-asian="normal" style:font-weight-complex="normal"/>
    </style:style>
    <style:style style:name="T84" style:family="text">
      <style:text-properties fo:language="en" fo:country="US" fo:font-weight="normal" officeooo:rsid="06d383f2" style:font-weight-asian="normal" style:font-weight-complex="normal"/>
    </style:style>
    <style:style style:name="T85" style:family="text">
      <style:text-properties fo:language="en" fo:country="US" officeooo:rsid="07151935"/>
    </style:style>
    <style:style style:name="T86" style:family="text">
      <style:text-properties fo:language="en" fo:country="US" officeooo:rsid="06d1e70e"/>
    </style:style>
    <style:style style:name="T87" style:family="text">
      <style:text-properties fo:language="en" fo:country="US" officeooo:rsid="06d383f2"/>
    </style:style>
    <style:style style:name="T88" style:family="text">
      <style:text-properties fo:language="en" fo:country="US" officeooo:rsid="06d40058"/>
    </style:style>
    <style:style style:name="T89" style:family="text">
      <style:text-properties officeooo:rsid="06e40d2e"/>
    </style:style>
    <style:style style:name="T90" style:family="text">
      <style:text-properties officeooo:rsid="07151935"/>
    </style:style>
    <style:style style:name="T91" style:family="text">
      <style:text-properties officeooo:rsid="06d1e70e"/>
    </style:style>
    <style:style style:name="T92" style:family="text">
      <style:text-properties officeooo:rsid="07160432"/>
    </style:style>
    <style:style style:name="T93" style:family="text">
      <style:text-properties officeooo:rsid="07196b0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מטלה</text:span> <text:span text:style-name="T2">- חלוקת חפצים בדידים</text:span></text:h>
      <text:p text:style-name="P8">שאלה <text:span text:style-name="T16">0</text:span>: <text:span text:style-name="T16">חובה לכולם</text:span></text:p>
      <text:p text:style-name="P3"><text:span text:style-name="T68">יש </text:span><text:span text:style-name="T69">להירשם לאתר חלוקת הקורסים: </text:span><text:a xlink:type="simple" xlink:href="https://faircourse.csariel.xyz/" text:style-name="Internet_20_link" text:visited-style-name="Visited_20_Internet_20_Link"><text:span text:style-name="T69">https://faircourse.csariel.xyz</text:span></text:a><text:span text:style-name="T69">, ולמלא את ההעדפות שלכם לגבי קורסים. המידע ישמש לצורך הדגמה בשיעור הבא.</text:span></text:p>
      <text:p text:style-name="P29"><text:span text:style-name="T89">בנוסף, יש </text:span><text:span text:style-name="T64">לענות על שאלה אחת לבחירתכם. <text:s/></text:span><text:span text:style-name="T4">שאלות המסומנות בכוכבית (*) מזכות בניקוד כפול. </text:span><text:span text:style-name="T72">סעיפים המסומנים בכוכבית (*) הם סעיפי רשות, ומזכים את השאלה בניקוד כפול.</text:span></text:p>
      <text:p text:style-name="P7"/>
      <text:p text:style-name="P7">שאלה <text:span text:style-name="T8">1</text:span>: <text:span text:style-name="T17">הסכמי עודפים</text:span></text:p>
      <text:p text:style-name="P5"><text:span text:style-name="T65">הסכם עודפים </text:span>הוא הסכם בין שתי מפלגות, המתבצע באופן הבא:</text:p>
      <text:list xml:id="list1161363951" text:style-name="L1">
        <text:list-item>
          <text:p text:style-name="P23">לכל זוג של מפלגות שחתם על הסכם, מגדירים מפלגת-על הכוללת את הקולות של שתי המפלגות.</text:p>
        </text:list-item>
        <text:list-item>
          <text:p text:style-name="P23">מריצים את אלגוריתם חלוקת המושבים על המפלגות המתקבלות.</text:p>
        </text:list-item>
        <text:list-item>
          <text:p text:style-name="P23">לכל זוג של מפלגות שחתם על הסכם, בודקים כמה מושבים קיבלה מפלגת-העל שלהם, ומחלקים את המושבים בין המפלגות <text:span text:style-name="T73">לפי אלגוריתם חלוקת המושבים המקורי.</text:span></text:p>
        </text:list-item>
      </text:list>
      <text:p text:style-name="P5">א. תארו דוגמה של בחירות עם 3 מפלגות (א, ב, ג), שבה חלוקת המושבים מתבצעת בשיטת ג’פרסון, והתוצאות בלי הסכם עודפים שונות מהתוצאות כאשר מפלגות א+ב עושות הסכם עודפים ביניהן. </text:p>
      <text:p text:style-name="P5">ב. תארו דוגמה כנ"ל, כאשר חלוקת המושבים מתבצעת בשיטת <text:span text:style-name="T66">וובסטר; </text:span><text:span text:style-name="T71">הראו, שמפלגה החותמת על הסכם עודפים עלולה להפסיד מושב.</text:span></text:p>
      <text:p text:style-name="P6">רמז: אם לא הצלחתם לפתור עם שיטת וובסטר, נסו לפתור עם שיטת אדאמס.</text:p>
      <text:p text:style-name="P24"><text:span text:style-name="T67">* </text:span><text:span text:style-name="T74">ג. </text:span><text:span text:style-name="T38">הוכיחו</text:span><text:span text:style-name="T74">, </text:span><text:span text:style-name="T71">ש</text:span><text:span text:style-name="T74">בשיטת ג’פרסון, מפלגה החותמת על הסכם עודפים לעולם לא מפסידה מושב.</text:span></text:p>
      <text:p text:style-name="P14"/>
      <text:p text:style-name="P18">* שאלה <text:span text:style-name="T15">2</text:span>: <text:span text:style-name="T19">זיהוי הטיות</text:span><text:span text:style-name="T20"> באלגוריתמים לחלוקת מושבים</text:span></text:p>
      <text:p text:style-name="P27"><text:span text:style-name="T40">כ</text:span><text:span text:style-name="T37">זכור, שיטת הנטינגטון-היל היא שיטת-מחלק עם פונציית המחלק הבאה:</text:span></text:p>
      <text:p text:style-name="P37">f(s) = sqrt(s*(s+1))</text:p>
      <text:p text:style-name="P35"><text:span text:style-name="T34">זו השיטה המקובלת בארה"ב לחלוקת מושבים </text:span><text:span text:style-name="T35">בבית-הנבחרים</text:span><text:span text:style-name="T34"> בין המדינות. </text:span></text:p>
      <text:p text:style-name="P35"><text:span text:style-name="T75">ה</text:span><text:span text:style-name="T78">וכיחו, שבשיטה זו יש הטיה לטובת מפלגות קטנות: בחלוקה בין שתי מפלגות, מספר המושבים של המפלגה הקטנה עשוי להיות מעוגל כלפי מעלה, גם כשהשארית שלה קטנה מ-0.5. </text:span><text:span text:style-name="T76">הדגימו את ההטיה על </text:span><text:span text:style-name="T77">בחירות </text:span><text:span text:style-name="T76">עם 3 מפלגות.</text:span></text:p>
      <text:p text:style-name="P35"><text:span text:style-name="T23"/></text:p>
      <text:p text:style-name="P16"><text:soft-page-break/>שאלה <text:span text:style-name="T10">3</text:span>: <text:span text:style-name="T9">חלוקת המושבים בכנסת</text:span></text:p>
      <text:p text:style-name="P28"><text:span text:style-name="T39">א. </text:span><text:span text:style-name="T40">מ</text:span><text:span text:style-name="T41">צאו באינטרנט את תוצאות הבחירות האחרונות לכנסת. הפעילו את </text:span><text:span text:style-name="T42">שיטת </text:span><text:span text:style-name="T55">הנטינגטון-היל</text:span><text:span text:style-name="T42"> </text:span><text:span text:style-name="T39">על המפלגות שעברו את אחוז החסימה. </text:span><text:span text:style-name="T41">השוו את התוצאות להרכב הכנסת כיום: אילו מפלגות היו מפסידות ואילו מפלגות היו מרוויחות מהשינוי?</text:span></text:p>
      <text:p text:style-name="P26"><text:span text:style-name="T41">ב. </text:span><text:span text:style-name="T37">מהו </text:span><text:span text:style-name="T25">y הגדול ביותר, כך ששיטת המחלק עם מחלק f(s)=s+y נותנת כנסת שונה </text:span><text:span text:style-name="T32">מהכנסת הנוכחית? </text:span><text:span text:style-name="T33">חשבו את y ברמת דיוק של 0.001 לפחות.</text:span></text:p>
      <text:p text:style-name="P36"><text:span text:style-name="T21"/></text:p>
      <text:p text:style-name="P19"><text:span text:style-name="T11">שאלה </text:span><text:span text:style-name="T12">4</text:span><text:span text:style-name="T11">:</text:span><text:span text:style-name="T61"> </text:span><text:span text:style-name="T12">אלגוריתם הסבב – התחכמות בטוחה</text:span></text:p>
      <text:p text:style-name="P31"><text:span text:style-name="T79">משתמשים באלגוריתם הסבב לחלוקת m חפצים בין n שחקנים.</text:span></text:p>
      <text:p text:style-name="P30"><text:span text:style-name="T80">א. </text:span><text:span text:style-name="T85">הוכיחו, שכאשר </text:span><text:span text:style-name="T49">m ≤ n, לא קיימת התחכמות בטוחה.</text:span></text:p>
      <text:p text:style-name="P30"><text:span text:style-name="T49">* ב. הוכיחו, שגם כאשר m = n+1, לא קיימת התחכמות בטוחה.</text:span></text:p>
      <text:p text:style-name="P32"><text:span text:style-name="T22"/></text:p>
      <text:p text:style-name="P17">שאלה <text:span text:style-name="T14">5</text:span>: <text:span text:style-name="T24">חלוקה ללא-קנאה עד-כדי חפץ כלשהו</text:span></text:p>
      <text:p text:style-name="P34"><text:span text:style-name="T91">חלוקה נקראת "ללא קנאה עד-כדי חפץ כלשהו" (</text:span><text:span text:style-name="T86">E</text:span><text:span text:style-name="T50">F</text:span><text:span text:style-name="T86">x) אם לכל שני שחקנים א,ב, אם נוריד חפץ </text:span><text:span text:style-name="T81">כלשהו</text:span><text:span text:style-name="T86"> מהסל של שחקן ב, אז שחקן א לא יקנא בו.</text:span></text:p>
      <text:p text:style-name="P33"><text:span text:style-name="T79">א [חימום]. הראו דוגמה לחלוקה שהיא EF1 אבל לא E</text:span><text:span text:style-name="T25">F</text:span><text:span text:style-name="T79">x.</text:span></text:p>
      <text:p text:style-name="P33"><text:span text:style-name="T79">ב. הוכיחו, שכאשר כל השחקנים מסכימים על סדר העדיפויות בין החפצים, תמיד קיימת חלוקה EFx.</text:span></text:p>
      <text:p text:style-name="P34"><text:span text:style-name="T87">ג. תארו אלגוריתם למציאת חלוקה <text:s/>EFx בין שני שחקנים </text:span></text:p>
      <text:p text:style-name="P34"><text:span text:style-name="T87"><text:tab/>(רמז: מותר להשתמש </text:span><text:span text:style-name="T51">ב</text:span><text:span text:style-name="T87">סעיף ב גם אם לא פתרתם אותו).</text:span></text:p>
      <text:p text:style-name="P33"><text:span text:style-name="T79">* </text:span><text:span text:style-name="T88">ד</text:span><text:span text:style-name="T79">. </text:span><text:span text:style-name="T87">נסו לגרום לכלי ב"מ כלשהו </text:span><text:span text:style-name="T88">לתאר לכם אלגוריתם </text:span><text:span text:style-name="T82">קצר ופשוט </text:span><text:span text:style-name="T83">למציאת חלוקה EFx בין שלושה שחקנים. ודאו שהאלגוריתם נכון.</text:span></text:p>
      <text:p text:style-name="P34"><text:span text:style-name="T83">** </text:span><text:span text:style-name="T52">ה</text:span><text:span text:style-name="T83">. </text:span><text:span text:style-name="T84">נסו לגרום לכלי ב"מ כלשהו </text:span><text:span text:style-name="T83">לתאר לכם אלגוריתם </text:span><text:span text:style-name="T82">קצר ופשוט </text:span><text:span text:style-name="T83">למציאת חלוקה EFx בין </text:span><text:span text:style-name="T53">ארבעה </text:span><text:span text:style-name="T83">שחקנים. ודאו שהאלגוריתם נכון.</text:span></text:p>
      <text:p text:style-name="P15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4-04T16:31:15.860000000</dc:date>
    <meta:editing-duration>P12DT4H29M12S</meta:editing-duration>
    <meta:editing-cycles>1630</meta:editing-cycles>
    <meta:document-statistic meta:table-count="0" meta:image-count="0" meta:object-count="0" meta:page-count="2" meta:paragraph-count="35" meta:word-count="482" meta:character-count="2677" meta:non-whitespace-character-count="2226"/>
  </office:meta>
</office:document-meta>
</file>